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5.82pt" svg:y="114.32pt">
            <loext:p draw:notify-on-update-of-ranges="Sheet1.A2:Sheet1.A6 Sheet1.E1:Sheet1.E1 Sheet1.E2:Sheet1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99.66pt" svg:y="125.21pt">
            <loext:p draw:notify-on-update-of-ranges="Sheet1.K2:Sheet1.K6 Sheet1.K2:Sheet1.K6 Sheet1.L1:Sheet1.L1 Sheet1.L2:Sheet1.L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ux</text:p>
          </table:table-cell>
          <table:table-cell table:style-name="Default" office:value-type="string" calcext:value-type="string">
            <text:p>R photo</text:p>
          </table:table-cell>
          <table:table-cell table:style-name="Default" office:value-type="string" calcext:value-type="string">
            <text:p>R photo + R</text:p>
          </table:table-cell>
          <table:table-cell table:style-name="Default" office:value-type="string" calcext:value-type="string">
            <text:p>I 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R 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00000" calcext:value-type="float">
            <text:p>600E+003</text:p>
          </table:table-cell>
          <table:table-cell table:formula="of:=[.B2]+[.$G$2]" office:value-type="float" office:value="615000" calcext:value-type="float">
            <text:p>615E+003</text:p>
          </table:table-cell>
          <table:table-cell table:formula="of:=[.$F$2]/[.C2]" office:value-type="float" office:value="0.00000536585365853659" calcext:value-type="float">
            <text:p>5E-006</text:p>
          </table:table-cell>
          <table:table-cell table:formula="of:=(([.C2]-[.B2])/[.C2])*[.$F$2]" office:value-type="float" office:value="0.0804878048780488" calcext:value-type="float">
            <text:p>0.0804878049</text:p>
          </table:table-cell>
          <table:table-cell office:value-type="float" office:value="3.3" calcext:value-type="float">
            <text:p>3.3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[.E2]" office:value-type="float" office:value="0.0804878048780488" calcext:value-type="float">
            <text:p>0.0804878049</text:p>
          </table:table-cell>
          <table:table-cell table:formula="of:=[.A2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00" calcext:value-type="float">
            <text:p>70E+003</text:p>
          </table:table-cell>
          <table:table-cell table:formula="of:=[.B3]+[.$G$2]" office:value-type="float" office:value="85000" calcext:value-type="float">
            <text:p>85E+003</text:p>
          </table:table-cell>
          <table:table-cell table:formula="of:=[.$F$2]/[.C3]" office:value-type="float" office:value="0.0000388235294117647" calcext:value-type="float">
            <text:p>39E-006</text:p>
          </table:table-cell>
          <table:table-cell table:formula="of:=(([.C3]-[.B3])/[.C3])*[.$F$2]" office:value-type="float" office:value="0.582352941176471" calcext:value-type="float">
            <text:p>0.5823529412</text:p>
          </table:table-cell>
          <table:table-cell table:number-columns-repeated="5"/>
          <table:table-cell table:formula="of:=[.E3]" office:value-type="float" office:value="0.582352941176471" calcext:value-type="float">
            <text:p>0.5823529412</text:p>
          </table:table-cell>
          <table:table-cell table:formula="of:=[.A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E+003</text:p>
          </table:table-cell>
          <table:table-cell table:formula="of:=[.B4]+[.$G$2]" office:value-type="float" office:value="25000" calcext:value-type="float">
            <text:p>25E+003</text:p>
          </table:table-cell>
          <table:table-cell table:formula="of:=[.$F$2]/[.C4]" office:value-type="float" office:value="0.000132" calcext:value-type="float">
            <text:p>132E-006</text:p>
          </table:table-cell>
          <table:table-cell table:formula="of:=(([.C4]-[.B4])/[.C4])*[.$F$2]" office:value-type="float" office:value="1.98" calcext:value-type="float">
            <text:p>1.98</text:p>
          </table:table-cell>
          <table:table-cell table:number-columns-repeated="5"/>
          <table:table-cell table:formula="of:=[.E4]" office:value-type="float" office:value="1.98" calcext:value-type="float">
            <text:p>1.98</text:p>
          </table:table-cell>
          <table:table-cell table:formula="of:=[.A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2E+003</text:p>
          </table:table-cell>
          <table:table-cell table:formula="of:=[.B5]+[.$G$2]" office:value-type="float" office:value="16500" calcext:value-type="float">
            <text:p>17E+003</text:p>
          </table:table-cell>
          <table:table-cell table:formula="of:=[.$F$2]/[.C5]" office:value-type="float" office:value="0.0002" calcext:value-type="float">
            <text:p>200E-006</text:p>
          </table:table-cell>
          <table:table-cell table:formula="of:=(([.C5]-[.B5])/[.C5])*[.$F$2]" office:value-type="float" office:value="3" calcext:value-type="float">
            <text:p>3</text:p>
          </table:table-cell>
          <table:table-cell table:number-columns-repeated="5"/>
          <table:table-cell table:formula="of:=[.E5]" office:value-type="float" office:value="3" calcext:value-type="float">
            <text:p>3</text:p>
          </table:table-cell>
          <table:table-cell table:formula="of:=[.A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E+000</text:p>
          </table:table-cell>
          <table:table-cell table:formula="of:=[.B6]+[.$G$2]" office:value-type="float" office:value="15300" calcext:value-type="float">
            <text:p>15E+003</text:p>
          </table:table-cell>
          <table:table-cell table:formula="of:=[.$F$2]/[.C6]" office:value-type="float" office:value="0.000215686274509804" calcext:value-type="float">
            <text:p>216E-006</text:p>
          </table:table-cell>
          <table:table-cell table:formula="of:=(([.C6]-[.B6])/[.C6])*[.$F$2]" office:value-type="float" office:value="3.23529411764706" calcext:value-type="float">
            <text:p>3.2352941176</text:p>
          </table:table-cell>
          <table:table-cell table:number-columns-repeated="5"/>
          <table:table-cell table:formula="of:=[.E6]" office:value-type="float" office:value="3.23529411764706" calcext:value-type="float">
            <text:p>3.2352941176</text:p>
          </table:table-cell>
          <table:table-cell table:formula="of:=[.A6]"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3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18:38:04.212796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7:58:52.814314403</meta:creation-date>
    <dc:date>2016-02-24T19:11:33.020624448</dc:date>
    <meta:editing-duration>PT45M1S</meta:editing-duration>
    <meta:editing-cycles>6</meta:editing-cycles>
    <meta:generator>LibreOffice/5.0.5.2$Linux_X86_64 LibreOffice_project/00m0$Build-2</meta:generator>
    <meta:document-statistic meta:table-count="1" meta:cell-count="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25cm" svg:stroke-color="#660066" draw:fill-color="#66006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draw:stroke="dash" draw:stroke-dash="Fine_20_Dashed" svg:stroke-color="#6600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58cm" svg:y="0.316cm" chart:style-name="ch2">
          <text:p>V / lux</text:p>
        </chart:title>
        <chart:legend chart:legend-position="end" svg:x="11.504cm" svg:y="3.926cm" style:legend-expansion="high" chart:style-name="ch3"/>
        <chart:plot-area chart:style-name="ch4" table:cell-range-address="Sheet1.A2:Sheet1.A6 Sheet1.E1:Sheet1.E6" chart:data-source-has-labels="row" svg:x="1.338cm" svg:y="1.337cm" svg:width="9.846cm" svg:height="6.495cm">
          <chartooo:coordinate-region svg:x="2.059cm" svg:y="1.549cm" svg:width="8.747cm" svg:height="5.61cm"/>
          <chart:axis chart:dimension="x" chart:name="primary-x" chart:style-name="ch5">
            <chart:title svg:x="5.933cm" svg:y="8.013cm" chart:style-name="ch6">
              <text:p>Lux</text:p>
            </chart:title>
            <chart:grid chart:style-name="ch7" chart:class="major"/>
          </chart:axis>
          <chart:axis chart:dimension="y" chart:name="primary-y" chart:style-name="ch5">
            <chart:title svg:x="0.451cm" svg:y="4.994cm" chart:style-name="ch8">
              <text:p>Volts</text:p>
            </chart:title>
            <chart:grid chart:style-name="ch7" chart:class="major"/>
          </chart:axis>
          <chart:series chart:style-name="ch9" chart:values-cell-range-address="Sheet1.E2:Sheet1.E6" chart:label-cell-address="Sheet1.E1:Sheet1.E1" chart:class="chart:scatter">
            <chart:domain table:cell-range-address="Sheet1.A2:Sheet1.A6"/>
            <chart:regression-curve chart:style-name="ch10">
              <chart:equation chart:display-equation="true" chart:display-r-square="true" svg:x="8.59cm" svg:y="8.172cm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6</svg:desc>
                </draw:g>
              </table:table-cell>
              <table:table-cell office:value-type="float" office:value="0.0804878048780488">
                <text:p>0.0804878048780488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82352941176471">
                <text:p>0.582352941176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.23529411764706">
                <text:p>3.23529411764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2.092cm" svg:y="3.926cm" style:legend-expansion="high" chart:style-name="ch2"/>
        <chart:plot-area chart:style-name="ch3" table:cell-range-address="Sheet1.K1:Sheet1.L6" chart:data-source-has-labels="both" svg:x="0.32cm" svg:y="0.18cm" svg:width="11.452cm" svg:height="8.64cm">
          <chartooo:coordinate-region svg:x="1.135cm" svg:y="0.392cm" svg:width="10.211cm" svg:height="7.755cm"/>
          <chart:axis chart:dimension="x" chart:name="primary-x" chart:style-name="ch4" chartooo:axis-type="auto">
            <chart:categories table:cell-range-address="Sheet1.K2:Sheet1.K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6" chart:label-cell-address="Sheet1.L1:Sheet1.L1" chart:class="chart:scatter">
            <chart:domain table:cell-range-address="Sheet1.K2:Sheet1.K6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ux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0.0804878048780488">
                <text:p>0</text:p>
                <draw:g>
                  <svg:desc>Sheet1.K2:Sheet1.K6</svg:desc>
                </draw:g>
              </table:table-cell>
              <table:table-cell office:value-type="float" office:value="0.0804878048780488">
                <text:p>0.0804878048780488</text:p>
                <draw:g>
                  <svg:desc>Sheet1.K2:Sheet1.K6</svg:desc>
                </draw:g>
              </table:table-cell>
              <table:table-cell office:value-type="float" office:value="0.1">
                <text:p>0.1</text:p>
                <draw:g>
                  <svg:desc>Sheet1.L2:Sheet1.L6</svg:desc>
                </draw:g>
              </table:table-cell>
            </table:table-row>
            <table:table-row>
              <table:table-cell office:value-type="float" office:value="0.582352941176471">
                <text:p>0</text:p>
              </table:table-cell>
              <table:table-cell office:value-type="float" office:value="0.582352941176471">
                <text:p>0.582352941176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8">
                <text:p/>
              </table:table-cell>
              <table:table-cell office:value-type="float" office:value="1.98">
                <text:p>1.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.23529411764706">
                <text:p/>
              </table:table-cell>
              <table:table-cell office:value-type="float" office:value="3.23529411764706">
                <text:p>3.23529411764706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